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119.3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E01.07.50.100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Toroid_Vertical_L25.4mm_W14.7mm_P12.20mm_Vishay_TJ5_Bi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H/2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WEEE-Logo_4.2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TerminalBlock_Phoenix_MKDS-1,5-3-5.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L2D-Z5-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2D-Z5-1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Rect_L18.0mm_W5.0mm_P15.00mm_FKS3_FK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/275VA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ESD-Logo_6.6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_ESD_Lar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C2</text:p>
          </table:table-cell>
          <table:table-cell office:value-type="string" calcext:value-type="string">
            <text:p>C_Disc_D7.5mm_W5.0mm_P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/400VA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erter_ACDC_MeanWell_IRM-03-xx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-03-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2</text:p>
          </table:table-cell>
          <table:table-cell office:value-type="string" calcext:value-type="string">
            <text:p>PinSocket_2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P_Radial_D8.0mm_P3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F/50V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ylinder-5x20mm_Schurter_0031_8201_Horizontal_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1.82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V_Disc_D15.5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4K35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516_L15.5mm_D5.0mm_P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/3W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Disc_D5.1mm_W3.2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50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VS1</text:p>
          </table:table-cell>
          <table:table-cell office:value-type="string" calcext:value-type="string">
            <text:p>D_DO-201_P5.08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E7.5C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GO5</text:p>
          </table:table-cell>
          <table:table-cell office:value-type="string" calcext:value-type="string">
            <text:p>Symbol_HighVoltage_Type2_CopperTop_Very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_VOLTAG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GO4</text:p>
          </table:table-cell>
          <table:table-cell office:value-type="string" calcext:value-type="string">
            <text:p>KiCad-Logo2_5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OSHW-Logo_5.7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Open_Hardware_Sma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106" meta:object-count="0"/>
  </office:meta>
</office:document-meta>
</file>